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5f3" officeooo:paragraph-rsid="000db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tisha Tick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7:59:31.165966059</meta:creation-date>
    <dc:date>2015-12-20T18:00:06.102408297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4"/>
    <meta:generator>LibreOffice/5.0.2.2$Linux_X86_64 LibreOffice_project/00m0$Build-2</meta:generator>
  </office:meta>
</office:document-meta>
</file>